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ED0000008B751E68CD.eps" manifest:media-type=""/>
  <manifest:file-entry manifest:full-path="Pictures/200000010000018A000000D8A4D10E32.svm" manifest:media-type=""/>
  <manifest:file-entry manifest:full-path="Pictures/2000000100000118000000D86AB3B7FE.svm" manifest:media-type=""/>
  <manifest:file-entry manifest:full-path="Pictures/2000000100000196000000D88048B7F8.svm" manifest:media-type=""/>
  <manifest:file-entry manifest:full-path="Pictures/20000001000001C500000142898873D0.svm" manifest:media-type=""/>
  <manifest:file-entry manifest:full-path="Pictures/2000000100000103000000F210DD7C79.svm" manifest:media-type=""/>
  <manifest:file-entry manifest:full-path="Pictures/20000001000000FE000000F2E11C61C7.svm" manifest:media-type=""/>
  <manifest:file-entry manifest:full-path="Pictures/200000010000034E000000E5D8367438.svm" manifest:media-type=""/>
  <manifest:file-entry manifest:full-path="Pictures/20000001000000FE000001038E021CBF.svm" manifest:media-type=""/>
  <manifest:file-entry manifest:full-path="Pictures/20000001000000E900000129D89EFC9E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0cm"/>
    </style:style>
    <style:style style:name="gr4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5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\beta 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size-complex="12pt"/>
    </style:style>
    <style:style style:name="T3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947cm" svg:height="2.031cm" svg:x="1.083cm" svg:y="0.778cm">
          <draw:image xlink:href="Pictures/20000002000002ED0000008B751E68CD.eps" xlink:type="simple" xlink:show="embed" xlink:actuate="onLoad">
            <text:p/>
          </draw:image>
        </draw:frame>
        <draw:frame draw:style-name="gr2" draw:text-style-name="P2" draw:layer="layout" svg:width="0.748cm" svg:height="0.725cm" svg:x="8.351cm" svg:y="0.768cm">
          <draw:text-box>
            <text:p><text:span text:style-name="T1">+</text:span></text:p>
          </draw:text-box>
        </draw:frame>
        <draw:frame draw:style-name="gr3" draw:text-style-name="P2" draw:layer="layout" svg:width="0.642cm" svg:height="0.785cm" svg:x="8.376cm" svg:y="1.447cm">
          <draw:text-box>
            <text:p><text:span text:style-name="T1">-</text:span></text:p>
          </draw:text-box>
        </draw:frame>
        <draw:line draw:style-name="gr4" draw:text-style-name="P1" draw:layer="layout" svg:x1="1.987cm" svg:y1="1.258cm" svg:x2="1.987cm" svg:y2="1.716cm">
          <text:p/>
        </draw:line>
        <draw:frame draw:style-name="gr2" draw:text-style-name="P3" draw:layer="layout" svg:width="0.937cm" svg:height="0.911cm" svg:x="11.868cm" svg:y="2.572cm">
          <draw:text-box>
            <text:p><text:span text:style-name="T2">(</text:span><text:span text:style-name="T3">ا</text:span><text:span text:style-name="T2">)</text:span></text:p>
          </draw:text-box>
        </draw:frame>
        <draw:frame draw:style-name="gr2" draw:text-style-name="P3" draw:layer="layout" svg:width="1.2cm" svg:height="0.911cm" svg:x="0.189cm" svg:y="2.572cm">
          <draw:text-box>
            <text:p><text:span text:style-name="T2">(</text:span><text:span text:style-name="T3">ب</text:span><text:span text:style-name="T2">)</text:span></text:p>
          </draw:text-box>
        </draw:frame>
        <draw:frame draw:style-name="gr5" draw:text-style-name="P1" draw:layer="layout" svg:width="0.304cm" svg:height="0.289cm" svg:x="7.26cm" svg:y="0.794cm">
          <draw:image xlink:href="Pictures/20000001000000FE000000F2E11C61C7.svm" xlink:type="simple" xlink:show="embed" xlink:actuate="onLoad">
            <text:p/>
          </draw:image>
        </draw:frame>
        <draw:frame draw:style-name="gr6" draw:text-style-name="P1" draw:layer="layout" svg:width="0.304cm" svg:height="0.31cm" svg:x="12.066cm" svg:y="0.809cm">
          <draw:image xlink:href="Pictures/20000001000000FE000001038E021CBF.svm" xlink:type="simple" xlink:show="embed" xlink:actuate="onLoad">
            <text:p/>
          </draw:image>
        </draw:frame>
        <draw:frame draw:style-name="gr7" draw:text-style-name="P1" draw:layer="layout" svg:width="0.31cm" svg:height="0.289cm" svg:x="9.689cm" svg:y="2.808cm">
          <draw:image xlink:href="Pictures/2000000100000103000000F210DD7C79.svm" xlink:type="simple" xlink:show="embed" xlink:actuate="onLoad">
            <text:p/>
          </draw:image>
        </draw:frame>
        <draw:frame draw:style-name="gr8" draw:text-style-name="P1" draw:layer="layout" svg:width="0.472cm" svg:height="0.258cm" svg:x="7.53cm" svg:y="1.358cm">
          <draw:image xlink:href="Pictures/200000010000018A000000D8A4D10E32.svm" xlink:type="simple" xlink:show="embed" xlink:actuate="onLoad">
            <text:p/>
          </draw:image>
        </draw:frame>
        <draw:frame draw:style-name="gr9" draw:text-style-name="P1" draw:layer="layout" svg:width="0.486cm" svg:height="0.258cm" svg:x="8.39cm" svg:y="1.358cm">
          <draw:image xlink:href="Pictures/2000000100000196000000D88048B7F8.svm" xlink:type="simple" xlink:show="embed" xlink:actuate="onLoad">
            <text:p/>
          </draw:image>
        </draw:frame>
        <draw:frame draw:style-name="gr10" draw:text-style-name="P1" draw:layer="layout" svg:width="1.014cm" svg:height="0.274cm" svg:x="10.124cm" svg:y="1.35cm">
          <draw:image xlink:href="Pictures/200000010000034E000000E5D8367438.svm" xlink:type="simple" xlink:show="embed" xlink:actuate="onLoad">
            <text:p/>
          </draw:image>
        </draw:frame>
        <draw:frame draw:style-name="gr11" draw:text-style-name="P1" draw:layer="layout" svg:width="0.335cm" svg:height="0.258cm" svg:x="11.634cm" svg:y="1.358cm">
          <draw:image xlink:href="Pictures/2000000100000118000000D86AB3B7FE.svm" xlink:type="simple" xlink:show="embed" xlink:actuate="onLoad">
            <text:p/>
          </draw:image>
        </draw:frame>
        <draw:frame draw:style-name="gr5" draw:text-style-name="P1" draw:layer="layout" svg:width="0.304cm" svg:height="0.289cm" svg:x="0.742cm" svg:y="0.766cm">
          <draw:image xlink:href="Pictures/20000001000000FE000000F2E11C61C7.svm" xlink:type="simple" xlink:show="embed" xlink:actuate="onLoad">
            <text:p/>
          </draw:image>
        </draw:frame>
        <draw:frame draw:style-name="gr12" draw:text-style-name="P1" draw:layer="layout" svg:width="0.278cm" svg:height="0.355cm" svg:x="2.128cm" svg:y="1.31cm">
          <draw:image xlink:href="Pictures/20000001000000E900000129D89EFC9E.svm" xlink:type="simple" xlink:show="embed" xlink:actuate="onLoad">
            <text:p/>
          </draw:image>
        </draw:frame>
        <draw:frame draw:style-name="gr6" draw:text-style-name="P1" draw:layer="layout" svg:width="0.304cm" svg:height="0.31cm" svg:x="5.875cm" svg:y="0.788cm">
          <draw:image xlink:href="Pictures/20000001000000FE000001038E021CBF.svm" xlink:type="simple" xlink:show="embed" xlink:actuate="onLoad">
            <text:p/>
          </draw:image>
        </draw:frame>
        <draw:frame draw:style-name="gr7" draw:text-style-name="P1" draw:layer="layout" svg:width="0.31cm" svg:height="0.289cm" svg:x="3.227cm" svg:y="2.808cm">
          <draw:image xlink:href="Pictures/2000000100000103000000F210DD7C79.svm" xlink:type="simple" xlink:show="embed" xlink:actuate="onLoad">
            <text:p/>
          </draw:image>
        </draw:frame>
        <draw:frame draw:style-name="gr8" draw:text-style-name="P1" draw:layer="layout" svg:width="0.472cm" svg:height="0.258cm" svg:x="1.062cm" svg:y="1.358cm">
          <draw:image xlink:href="Pictures/200000010000018A000000D8A4D10E32.svm" xlink:type="simple" xlink:show="embed" xlink:actuate="onLoad">
            <text:p/>
          </draw:image>
        </draw:frame>
        <draw:frame draw:style-name="gr11" draw:text-style-name="P1" draw:layer="layout" svg:width="0.335cm" svg:height="0.258cm" svg:x="5.193cm" svg:y="1.358cm">
          <draw:image xlink:href="Pictures/2000000100000118000000D86AB3B7FE.svm" xlink:type="simple" xlink:show="embed" xlink:actuate="onLoad">
            <text:p/>
          </draw:image>
        </draw:frame>
        <draw:frame draw:style-name="gr13" draw:text-style-name="P1" draw:layer="layout" svg:width="0.542cm" svg:height="0.385cm" svg:x="3.727cm" svg:y="1.295cm">
          <draw:image xlink:href="Pictures/20000001000001C500000142898873D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14T15:30:30</dc:date>
    <dc:creator>kkk </dc:creator>
    <meta:editing-duration>PT15M48S</meta:editing-duration>
    <meta:editing-cycles>4</meta:editing-cycles>
    <meta:generator>LibreOffice/3.3$Linux LibreOffice_project/330m19$Build-401</meta:generator>
    <meta:document-statistic meta:object-count="20"/>
  </office:meta>
</office:document-meta>
</file>